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.ge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getEv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vent.setSeverity( EventSeverity seve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getEventGroup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.getSeve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Event( Object source , String eventID , EventSeverity severity ,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.params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.getParam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sBuilder.param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